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3.3465in" style:use-optimal-column-width="false"/>
    </style:style>
    <style:style style:name="TableColumn26" style:family="table-column">
      <style:table-column-properties style:column-width="3.3465in" style:use-optimal-column-width="false"/>
    </style:style>
    <style:style style:name="Table24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" style:family="table-column">
      <style:table-column-properties style:column-width="3.3465in" style:use-optimal-column-width="false"/>
    </style:style>
    <style:style style:name="TableColumn48" style:family="table-column">
      <style:table-column-properties style:column-width="3.3465in" style:use-optimal-column-width="false"/>
    </style:style>
    <style:style style:name="Table46" style:family="table">
      <style:table-properties style:width="6.6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8" style:family="table-column">
      <style:table-column-properties style:column-width="3.3465in" style:use-optimal-column-width="false"/>
    </style:style>
    <style:style style:name="TableColumn59" style:family="table-column">
      <style:table-column-properties style:column-width="3.3465in" style:use-optimal-column-width="false"/>
    </style:style>
    <style:style style:name="Table57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9" style:family="table-column">
      <style:table-column-properties style:column-width="3.3465in" style:use-optimal-column-width="false"/>
    </style:style>
    <style:style style:name="TableColumn70" style:family="table-column">
      <style:table-column-properties style:column-width="3.3465in" style:use-optimal-column-width="false"/>
    </style:style>
    <style:style style:name="Table68" style:family="table">
      <style:table-properties style:width="6.693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" style:family="table-column">
      <style:table-column-properties style:column-width="3.3465in" style:use-optimal-column-width="false"/>
    </style:style>
    <style:style style:name="TableColumn81" style:family="table-column">
      <style:table-column-properties style:column-width="3.3465in" style:use-optimal-column-width="false"/>
    </style:style>
    <style:style style:name="Table79" style:family="table">
      <style:table-properties style:width="6.69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OTES DE PRUEBA</text:p>
      <text:p text:style-name="Standard"/>
      <text:p text:style-name="Standard">00_casoGuia</text:p>
      <text:p text:style-name="Standard"><text:tab/>- Descripción:</text:p>
      <text:p text:style-name="Standard"/>
      <text:p text:style-name="Standard">PROGRAM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</text:p>
          </table:table-cell>
          <table:table-cell table:style-name="TableCell8">
            <text:p text:style-name="P9">OUT (Esperado)</text:p>
          </table:table-cell>
        </table:table-row>
        <table:table-row table:style-name="TableRow10">
          <table:table-cell table:style-name="TableCell11">
            <text:p text:style-name="TableContents">5 6 4</text:p>
            <text:p text:style-name="TableContents">1 2 3</text:p>
            <text:p text:style-name="TableContents">2 4 11</text:p>
            <text:p text:style-name="TableContents">1 3 8</text:p>
            <text:p text:style-name="TableContents">2 3 4</text:p>
            <text:p text:style-name="TableContents">3 4 5</text:p>
            <text:p text:style-name="TableContents">4 5 4</text:p>
            <text:p text:style-name="TableContents">2 5 14</text:p>
            <text:p text:style-name="TableContents">2 3 5</text:p>
            <text:p text:style-name="TableContents">2 3 3</text:p>
            <text:p text:style-name="TableContents">3 5 7</text:p>
          </table:table-cell>
          <table:table-cell table:style-name="TableCell12">
            <text:p text:style-name="TableContents">3 3 4 13</text:p>
          </table:table-cell>
        </table:table-row>
      </table:table>
      <text:p text:style-name="Standard"/>
      <text:p text:style-name="Standard"/>
      <text:p text:style-name="Standard">01_unaBifurcacionConAmbosCaminosConDosGaleriasObstruidas</text:p>
      <text:p text:style-name="Standard"><text:tab/>Descripción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IN</text:p>
          </table:table-cell>
          <table:table-cell table:style-name="TableCell19">
            <text:p text:style-name="P20">OUT (Esperado)</text:p>
          </table:table-cell>
        </table:table-row>
        <table:table-row table:style-name="TableRow21">
          <table:table-cell table:style-name="TableCell22">
            <text:p text:style-name="TableContents">5 1 4</text:p>
            <text:p text:style-name="TableContents">4 5 1</text:p>
            <text:p text:style-name="TableContents">1 2 3</text:p>
            <text:p text:style-name="TableContents">1 3 3</text:p>
            <text:p text:style-name="TableContents">2 4 3</text:p>
            <text:p text:style-name="TableContents">3 4 2</text:p>
          </table:table-cell>
          <table:table-cell table:style-name="TableCell23">
            <text:p text:style-name="TableContents">3 2 4 6</text:p>
          </table:table-cell>
        </table:table-row>
      </table:table>
      <text:p text:style-name="Standard"/>
      <text:p text:style-name="Standard">02_hayObstruidasPeroCaminoMinimoNoUsaNinguna</text:p>
      <text:p text:style-name="Standard"><text:tab/>Descripción: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</text:p>
          </table:table-cell>
          <table:table-cell table:style-name="TableCell30">
            <text:p text:style-name="P31">OUT (Esperado)</text:p>
          </table:table-cell>
        </table:table-row>
        <table:table-row table:style-name="TableRow32">
          <table:table-cell table:style-name="TableCell33">
            <text:p text:style-name="TableContents">5 3 2</text:p>
            <text:p text:style-name="TableContents">1 2 3</text:p>
            <text:p text:style-name="TableContents">3 4 2</text:p>
            <text:p text:style-name="TableContents">4 5 1</text:p>
            <text:p text:style-name="TableContents">1 3 3</text:p>
            <text:p text:style-name="TableContents">2 4 3</text:p>
          </table:table-cell>
          <table:table-cell table:style-name="TableCell34">
            <text:p text:style-name="TableContents">1 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03_usaSoloObstruidas</text:p>
      <text:p text:style-name="Standard"><text:tab/>Descripción:</text:p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IN</text:p>
          </table:table-cell>
          <table:table-cell table:style-name="TableCell41">
            <text:p text:style-name="P42">OUT<text:s/>(Esperado)</text:p>
          </table:table-cell>
        </table:table-row>
        <table:table-row table:style-name="TableRow43">
          <table:table-cell table:style-name="TableCell44">
            <text:p text:style-name="TableContents">4<text:s/>0 4</text:p>
            <text:p text:style-name="TableContents">1 2 3</text:p>
            <text:p text:style-name="TableContents">1 3 3</text:p>
            <text:p text:style-name="TableContents">2 4 3</text:p>
            <text:p text:style-name="TableContents">3 4 2</text:p>
          </table:table-cell>
          <table:table-cell table:style-name="TableCell45">
            <text:p text:style-name="TableContents">3 2 4 5</text:p>
          </table:table-cell>
        </table:table-row>
      </table:table>
      <text:p text:style-name="Standard"/>
      <text:p text:style-name="Standard">04_unaSolaObstruida</text:p>
      <text:p text:style-name="Standard"><text:tab/>Descripción:</text:p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IN</text:p>
          </table:table-cell>
          <table:table-cell table:style-name="TableCell52">
            <text:p text:style-name="P53">OUT (Esperado)</text:p>
          </table:table-cell>
        </table:table-row>
        <table:table-row table:style-name="TableRow54">
          <table:table-cell table:style-name="TableCell55">
            <text:p text:style-name="TableContents">4 1 3</text:p>
            <text:p text:style-name="TableContents">1 3 2</text:p>
            <text:p text:style-name="TableContents">1 2 3</text:p>
            <text:p text:style-name="TableContents">2 4 3</text:p>
            <text:p text:style-name="TableContents">3 4 2</text:p>
          </table:table-cell>
          <table:table-cell table:style-name="TableCell56">
            <text:p text:style-name="TableContents">2 3 4</text:p>
          </table:table-cell>
        </table:table-row>
      </table:table>
      <text:p text:style-name="Standard"/>
      <text:p text:style-name="Standard">05_limiteInferior</text:p>
      <text:p text:style-name="Standard"><text:tab/>Descripción:</text:p>
      <text:p text:style-name="Standard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IN</text:p>
          </table:table-cell>
          <table:table-cell table:style-name="TableCell63">
            <text:p text:style-name="P64">OUT (Esperado)</text:p>
          </table:table-cell>
        </table:table-row>
        <table:table-row table:style-name="TableRow65">
          <table:table-cell table:style-name="TableCell66">
            <text:p text:style-name="TableContents">2 1 2</text:p>
            <text:p text:style-name="TableContents">1 2 1</text:p>
            <text:p text:style-name="TableContents">1 2 2</text:p>
            <text:p text:style-name="TableContents">1 2 3</text:p>
          </table:table-cell>
          <table:table-cell table:style-name="TableCell67">
            <text:p text:style-name="TableContents">1 1</text:p>
          </table:table-cell>
        </table:table-row>
      </table:table>
      <text:p text:style-name="Standard"/>
      <text:p text:style-name="Standard">06_casoQueNoTomaTresAristas</text:p>
      <text:p text:style-name="Standard"><text:tab/>Descripción:</text:p>
      <text:p text:style-name="Standard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IN</text:p>
          </table:table-cell>
          <table:table-cell table:style-name="TableCell74">
            <text:p text:style-name="P75">OUT (Esperado)</text:p>
          </table:table-cell>
        </table:table-row>
        <table:table-row table:style-name="TableRow76">
          <table:table-cell table:style-name="TableCell77">
            <text:p text:style-name="TableContents">8 8<text:s/>4</text:p>
            <text:p text:style-name="TableContents">1 2 3</text:p>
            <text:p text:style-name="TableContents">1 4 2</text:p>
            <text:p text:style-name="TableContents">7 8 1</text:p>
            <text:p text:style-name="TableContents">3 4 1</text:p>
            <text:p text:style-name="TableContents">2 5 4</text:p>
            <text:p text:style-name="TableContents">4 5 2</text:p>
            <text:p text:style-name="TableContents">4 6 4</text:p>
            <text:p text:style-name="TableContents">5 7 2</text:p>
            <text:p text:style-name="TableContents">6 7 3</text:p>
            <text:p text:style-name="TableContents">1 3 1</text:p>
            <text:p text:style-name="TableContents">4 7 1</text:p>
            <text:p text:style-name="TableContents">7 8 1</text:p>
          </table:table-cell>
          <table:table-cell table:style-name="TableCell78">
            <text:p text:style-name="TableContents">3 2 3 4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07_todosNodosConMultiplesAristas</text:p>
      <text:p text:style-name="Standard"><text:tab/>Descripción:</text:p>
      <text:p text:style-name="Standard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IN</text:p>
          </table:table-cell>
          <table:table-cell table:style-name="TableCell85">
            <text:p text:style-name="P86">OUT (Esperado)</text:p>
          </table:table-cell>
        </table:table-row>
        <table:table-row table:style-name="TableRow87">
          <table:table-cell table:style-name="TableCell88">
            <text:p text:style-name="TableContents">3 3 5</text:p>
            <text:p text:style-name="TableContents">1 2 1</text:p>
            <text:p text:style-name="TableContents">2 3 1</text:p>
            <text:p text:style-name="TableContents">1 3 5</text:p>
            <text:p text:style-name="TableContents">1 2 1</text:p>
            <text:p text:style-name="TableContents">2 3 1</text:p>
            <text:p text:style-name="TableContents">2 3 2</text:p>
            <text:p text:style-name="TableContents">1 2 2</text:p>
            <text:p text:style-name="TableContents">1 3 2</text:p>
          </table:table-cell>
          <table:table-cell table:style-name="TableCell89">
            <text:p text:style-name="TableContents">1 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Artime</meta:initial-creator>
    <dc:creator>Martin Artime</dc:creator>
    <meta:creation-date>2016-11-17T22:00:00Z</meta:creation-date>
    <dc:date>2016-11-17T22:52:00Z</dc:date>
    <meta:template xlink:href="Normal" xlink:type="simple"/>
    <meta:editing-cycles>5</meta:editing-cycles>
    <meta:editing-duration>PT3120S</meta:editing-duration>
    <meta:document-statistic meta:page-count="3" meta:paragraph-count="1" meta:word-count="149" meta:character-count="968" meta:row-count="6" meta:non-whitespace-character-count="820"/>
  </office:meta>
</office:document-meta>
</file>